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part type</text:p>
          </table:table-cell>
          <table:table-cell office:value-type="string" calcext:value-type="string">
            <text:p>port type</text:p>
          </table:table-cell>
          <table:table-cell office:value-type="string" calcext:value-type="string">
            <text:p>port numbe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ustom0</text:p>
          </table:table-cell>
          <table:table-cell office:value-type="string" calcext:value-type="string">
            <text:p>custom1</text:p>
          </table:table-cell>
          <table:table-cell office:value-type="string" calcext:value-type="string">
            <text:p>custom2</text:p>
          </table:table-cell>
          <table:table-cell office:value-type="string" calcext:value-type="string">
            <text:p>custom3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SD card</text:p>
          </table:table-cell>
          <table:table-cell table:formula="of:=LEFT([.I2];32)" office:value-type="string" office:string-value="SD card" calcext:value-type="string">
            <text:p>SD card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Red PWM LED</text:p>
          </table:table-cell>
          <table:table-cell table:formula="of:=LEFT([.I3];32)" office:value-type="string" office:string-value="Red PWM LED" calcext:value-type="string">
            <text:p>Red PWM LED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Green PWM LED</text:p>
          </table:table-cell>
          <table:table-cell table:formula="of:=LEFT([.I4];32)" office:value-type="string" office:string-value="Green PWM LED" calcext:value-type="string">
            <text:p>Green PWM LED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PW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Blue PWM LED</text:p>
          </table:table-cell>
          <table:table-cell table:formula="of:=LEFT([.I5];32)" office:value-type="string" office:string-value="Blue PWM LED" calcext:value-type="string">
            <text:p>Blue PWM LED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VLOOKUP([.$K6];[CapturePinCfg.$A$2:.$D$15];2;FALSE())" office:value-type="float" office:value="0" calcext:value-type="float">
            <text:p>0</text:p>
          </table:table-cell>
          <table:table-cell table:formula="of:=VLOOKUP([.$K6];[CapturePinCfg.$A$2:.$D$15];3;FALSE())" office:value-type="float" office:value="2" calcext:value-type="float">
            <text:p>2</text:p>
          </table:table-cell>
          <table:table-cell table:formula="of:=VLOOKUP([.$K6];[CapturePinCfg.$A$2:.$D$15];4;FALSE())*32+[.$K6]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p Button</text:p>
          </table:table-cell>
          <table:table-cell table:formula="of:=LEFT([.I6];32)" office:value-type="string" office:string-value="Stop Button" calcext:value-type="string">
            <text:p>Stop Butto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GPIO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Boot button</text:p>
          </table:table-cell>
          <table:table-cell table:formula="of:=LEFT([.I7];32)" office:value-type="string" office:string-value="Boot button" calcext:value-type="string">
            <text:p>Boot button</text:p>
          </table:table-cell>
          <table:table-cell/>
        </table:table-row>
      </table:table>
      <table:table table:name="CapturePinCfg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0.xx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PINSEL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5:09:00.832939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5:20:06.459413833</meta:creation-date>
    <dc:date>2016-01-13T16:32:30.816862546</dc:date>
    <meta:editing-duration>PT1H37M30S</meta:editing-duration>
    <meta:editing-cycles>6</meta:editing-cycles>
    <meta:generator>LibreOffice/5.0.2.2$Linux_X86_64 LibreOffice_project/00m0$Build-2</meta:generator>
    <meta:document-statistic meta:table-count="2" meta:cell-count="113" meta:object-count="0"/>
  </office:meta>
</office:document-meta>
</file>